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269bd1" officeooo:paragraph-rsid="00269bd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at was my video. I plan to create these videos each week.</text:p>
      <text:p text:style-name="P1"/>
      <text:p text:style-name="P1">Follow me on Facebook, X and Linked-in </text:p>
      <text:p text:style-name="P1">Check out TheRayCode. ORG and . COM</text:p>
      <text:p text:style-name="P1"/>
      <text:p text:style-name="P1">leave a comment, Subscribe and Like</text:p>
      <text:p text:style-name="P1"/>
      <text:p text:style-name="P1">Be good TheRayCode is AWESOME</text:p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0T09:44:56.945052116</meta:creation-date>
    <dc:date>2025-01-21T11:56:23.823107767</dc:date>
    <meta:editing-duration>PT3H21M44S</meta:editing-duration>
    <meta:editing-cycles>2</meta:editing-cycles>
    <meta:generator>LibreOffice/24.2.7.2$Linux_X86_64 LibreOffice_project/420$Build-2</meta:generator>
    <meta:document-statistic meta:table-count="0" meta:image-count="0" meta:object-count="0" meta:page-count="1" meta:paragraph-count="5" meta:word-count="37" meta:character-count="197" meta:non-whitespace-character-count="164"/>
  </office:meta>
</office:document-meta>
</file>